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19632d"/>
    </style:style>
    <style:style style:name="P3" style:family="paragraph" style:parent-style-name="Contents_20_1">
      <style:paragraph-properties fo:margin-left="0cm" fo:margin-right="0cm" fo:text-indent="1.251cm" style:auto-text-indent="false">
        <style:tab-stops>
          <style:tab-stop style:position="16.484cm" style:type="right" style:leader-style="dotted" style:leader-text="."/>
        </style:tab-stops>
      </style:paragraph-properties>
      <style:text-properties officeooo:paragraph-rsid="0019632d"/>
    </style:style>
    <style:style style:name="P4" style:family="paragraph" style:parent-style-name="Contents_20_1">
      <style:paragraph-properties fo:margin-left="0cm" fo:margin-right="0cm" fo:text-indent="0.801cm" style:auto-text-indent="false">
        <style:tab-stops>
          <style:tab-stop style:position="16.484cm" style:type="right" style:leader-style="dotted" style:leader-text="."/>
        </style:tab-stops>
      </style:paragraph-properties>
      <style:text-properties officeooo:paragraph-rsid="0019632d"/>
    </style:style>
    <style:style style:name="P5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fo:font-weight="normal" officeooo:paragraph-rsid="001e66a3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2dd6d8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>
        <style:tab-stops>
          <style:tab-stop style:position="3.81cm"/>
          <style:tab-stop style:position="7.62cm"/>
          <style:tab-stop style:position="7.676cm"/>
          <style:tab-stop style:position="12.7cm"/>
          <style:tab-stop style:position="17.463cm"/>
        </style:tab-stops>
      </style:paragraph-properties>
      <style:text-properties officeooo:paragraph-rsid="0019632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>
        <style:tab-stops>
          <style:tab-stop style:position="1cm"/>
        </style:tab-stops>
      </style:paragraph-properties>
      <style:text-properties officeooo:paragraph-rsid="0019632d"/>
    </style:style>
    <style:style style:name="P9" style:family="paragraph" style:parent-style-name="Standard">
      <style:paragraph-properties fo:margin-top="0cm" fo:margin-bottom="0.423cm" style:contextual-spacing="false" fo:line-height="100%" fo:text-align="justify" style:justify-single-word="false" fo:orphans="0" fo:widows="0" style:snap-to-layout-grid="false">
        <style:tab-stops>
          <style:tab-stop style:position="12.786cm"/>
        </style:tab-stops>
      </style:paragraph-properties>
      <style:text-properties officeooo:paragraph-rsid="0019632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officeooo:paragraph-rsid="00322fdb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paragraph-rsid="0019632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officeooo:rsid="001e66a3" officeooo:paragraph-rsid="001e66a3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officeooo:rsid="001e66a3" officeooo:paragraph-rsid="002dd6d8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3.81cm"/>
          <style:tab-stop style:position="17.701cm"/>
        </style:tab-stops>
      </style:paragraph-properties>
      <style:text-properties officeooo:paragraph-rsid="0019632d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3.81cm"/>
          <style:tab-stop style:position="17.701cm"/>
        </style:tab-stops>
      </style:paragraph-properties>
      <style:text-properties officeooo:paragraph-rsid="0019632d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3.81cm"/>
          <style:tab-stop style:position="17.701cm"/>
        </style:tab-stops>
      </style:paragraph-properties>
      <style:text-properties officeooo:paragraph-rsid="0019632d"/>
    </style:style>
    <style:style style:name="P17" style:family="paragraph" style:parent-style-name="Text_20_body">
      <style:paragraph-properties fo:margin-left="0cm" fo:margin-right="0cm" fo:margin-top="0cm" fo:margin-bottom="2.752cm" style:contextual-spacing="false" fo:text-indent="0cm" style:auto-text-indent="false">
        <style:tab-stops>
          <style:tab-stop style:position="3.81cm"/>
          <style:tab-stop style:position="17.701cm"/>
        </style:tab-stops>
      </style:paragraph-properties>
      <style:text-properties officeooo:paragraph-rsid="0019632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1cm"/>
        </style:tab-stops>
      </style:paragraph-properties>
      <style:text-properties officeooo:paragraph-rsid="001d4605"/>
    </style:style>
    <style:style style:name="P19" style:family="paragraph" style:parent-style-name="Text_20_body" style:master-page-name="Converted2">
      <style:paragraph-properties fo:margin-left="0cm" fo:margin-right="0cm" fo:margin-top="0cm" fo:margin-bottom="0.423cm" style:contextual-spacing="false" fo:text-align="center" style:justify-single-word="false" fo:text-indent="0cm" style:auto-text-indent="false" style:page-number="6"/>
      <style:text-properties officeooo:paragraph-rsid="0019632d" style:font-size-complex="14pt"/>
    </style:style>
    <style:style style:name="P20" style:family="paragraph" style:parent-style-name="Text_20_body">
      <style:paragraph-properties fo:margin-left="0cm" fo:margin-right="0cm" fo:margin-top="1.058cm" fo:margin-bottom="1.058cm" style:contextual-spacing="false" fo:text-align="center" style:justify-single-word="false" fo:text-indent="0cm" style:auto-text-indent="false"/>
      <style:text-properties fo:font-weight="bold" officeooo:paragraph-rsid="0019632d" style:font-weight-asian="bold" style:font-size-complex="14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4.251cm" style:auto-text-indent="false">
        <style:tab-stops>
          <style:tab-stop style:position="2cm" style:leader-style="solid" style:leader-text="_"/>
        </style:tab-stops>
      </style:paragraph-properties>
      <style:text-properties style:font-name="Times New Roman" fo:font-size="10pt" fo:language="ru" fo:country="RU" fo:font-weight="bold" officeooo:paragraph-rsid="0019632d" style:font-size-asian="10pt" style:font-weight-asian="bold" style:font-name-complex="Times New Roman1" style:font-size-complex="14pt"/>
    </style:style>
    <style:style style:name="P22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officeooo:paragraph-rsid="0019632d" style:font-size-asian="14pt" style:font-name-complex="Times New Roman1" style:font-size-complex="14pt"/>
    </style:style>
    <style:style style:name="P23" style:family="paragraph" style:parent-style-name="Header">
      <style:paragraph-properties fo:text-align="end" style:justify-single-word="false"/>
    </style:style>
    <style:style style:name="P24" style:family="paragraph" style:parent-style-name="List_20_Paragraph" style:list-style-name="WWNum3">
      <style:paragraph-properties fo:margin-top="0cm" fo:margin-bottom="0.635cm" style:contextual-spacing="true"/>
      <style:text-properties officeooo:paragraph-rsid="0035b0fc"/>
    </style:style>
    <style:style style:name="P25" style:family="paragraph" style:parent-style-name="List_20_Paragraph">
      <style:paragraph-properties fo:margin-left="1.27cm" fo:margin-right="0cm" fo:margin-top="0cm" fo:margin-bottom="0.635cm" style:contextual-spacing="true" fo:text-indent="0cm" style:auto-text-indent="false"/>
      <style:text-properties fo:language="ru" fo:country="RU" fo:font-weight="normal" officeooo:rsid="00372852" officeooo:paragraph-rsid="00372852" style:font-weight-asian="normal" style:font-weight-complex="normal"/>
    </style:style>
    <style:style style:name="P26" style:family="paragraph" style:parent-style-name="List_20_Paragraph">
      <style:paragraph-properties fo:margin-left="1.27cm" fo:margin-right="0cm" fo:margin-top="0cm" fo:margin-bottom="0.635cm" style:contextual-spacing="true" fo:text-indent="0cm" style:auto-text-indent="false"/>
      <style:text-properties fo:language="ru" fo:country="RU" fo:font-weight="normal" officeooo:rsid="00372852" officeooo:paragraph-rsid="0045a547" style:font-weight-asian="normal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>
        <style:tab-stops>
          <style:tab-stop style:position="3.81cm"/>
          <style:tab-stop style:position="7.62cm"/>
          <style:tab-stop style:position="12.7cm"/>
          <style:tab-stop style:position="17.463cm"/>
        </style:tab-stops>
      </style:paragraph-properties>
      <style:text-properties style:font-name="Times New Roman" fo:font-size="14pt" fo:language="ru" fo:country="RU" fo:font-weight="bold" officeooo:paragraph-rsid="0019632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8" style:family="paragraph" style:parent-style-name="Standard">
      <style:paragraph-properties fo:margin-top="0cm" fo:margin-bottom="0.212cm" style:contextual-spacing="false" fo:line-height="100%" fo:text-align="justify" style:justify-single-word="false" fo:orphans="0" fo:widows="0" style:snap-to-layout-grid="false">
        <style:tab-stops>
          <style:tab-stop style:position="3.81cm"/>
          <style:tab-stop style:position="7.62cm"/>
          <style:tab-stop style:position="7.676cm"/>
          <style:tab-stop style:position="12.7cm"/>
          <style:tab-stop style:position="17.463cm"/>
        </style:tab-stops>
      </style:paragraph-properties>
      <style:text-properties style:font-name="Times New Roman" fo:font-size="14pt" fo:language="ru" fo:country="RU" fo:font-weight="bold" officeooo:paragraph-rsid="0019632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-2.251cm" style:auto-text-indent="false"/>
      <style:text-properties style:font-name="Times New Roman" fo:font-size="14pt" fo:language="ru" fo:country="RU" fo:font-weight="bold" officeooo:paragraph-rsid="0019632d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-2.251cm" style:auto-text-indent="false" fo:break-before="page"/>
      <style:text-properties style:font-name="Times New Roman" fo:font-size="14pt" fo:language="ru" fo:country="RU" fo:font-weight="bold" officeooo:paragraph-rsid="0019632d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-2.251cm" style:auto-text-indent="false" fo:break-before="page"/>
      <style:text-properties style:font-name="Times New Roman" fo:font-size="14pt" fo:language="ru" fo:country="RU" fo:font-weight="bold" officeooo:paragraph-rsid="001e66a3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-2.251cm" style:auto-text-indent="false"/>
      <style:text-properties style:font-name="Times New Roman" fo:font-size="14pt" fo:language="ru" fo:country="RU" fo:font-weight="bold" officeooo:paragraph-rsid="001e66a3" style:font-size-asian="14pt" style:font-weight-asian="bold" style:font-name-complex="Times New Roman1" style:font-size-complex="14pt"/>
    </style:style>
    <style:style style:name="P33" style:family="paragraph" style:parent-style-name="Standard" style:list-style-name="L1">
      <style:paragraph-properties fo:margin-top="0cm" fo:margin-bottom="0cm" style:contextual-spacing="false" fo:line-height="100%" fo:text-align="start" style:justify-single-word="false"/>
      <style:text-properties style:font-name="Times New Roman" fo:font-size="14pt" officeooo:rsid="001e66a3" officeooo:paragraph-rsid="002dd6d8" style:font-size-asian="14pt" style:font-size-complex="14pt"/>
    </style:style>
    <style:style style:name="P34" style:family="paragraph" style:parent-style-name="Standard">
      <style:paragraph-properties fo:margin-left="0cm" fo:margin-right="0cm" fo:margin-top="0cm" fo:margin-bottom="1.058cm" style:contextual-spacing="false" fo:line-height="100%" fo:text-align="justify" style:justify-single-word="false" fo:orphans="0" fo:widows="0" fo:text-indent="8.502cm" style:auto-text-indent="false" style:snap-to-layout-grid="false">
        <style:tab-stops>
          <style:tab-stop style:position="3.81cm"/>
          <style:tab-stop style:position="7.62cm"/>
          <style:tab-stop style:position="7.676cm"/>
          <style:tab-stop style:position="12.7cm"/>
          <style:tab-stop style:position="17.463cm"/>
        </style:tab-stops>
      </style:paragraph-properties>
      <style:text-properties style:font-name="Times New Roman" fo:font-size="10pt" fo:language="ru" fo:country="RU" officeooo:paragraph-rsid="0019632d" style:font-name-asian="Times New Roman1" style:font-size-asian="10pt" style:language-asian="ru" style:country-asian="RU" style:font-name-complex="Times New Roman1" style:font-size-complex="10pt"/>
    </style:style>
    <style:style style:name="P35" style:family="paragraph" style:parent-style-name="Standard">
      <style:paragraph-properties fo:margin-top="0cm" fo:margin-bottom="1.905cm" style:contextual-spacing="false" fo:line-height="100%">
        <style:tab-stops>
          <style:tab-stop style:position="1cm" style:type="center"/>
        </style:tab-stops>
      </style:paragraph-properties>
      <style:text-properties style:font-name="Times New Roman" fo:font-size="10pt" fo:language="ru" fo:country="RU" officeooo:paragraph-rsid="0019632d" style:font-size-asian="10pt" style:font-name-complex="Times New Roman1" style:font-size-complex="10pt"/>
    </style:style>
    <style:style style:name="P36" style:family="paragraph" style:parent-style-name="Standard" style:master-page-name="Converted4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 fo:break-before="page"/>
      <style:text-properties officeooo:paragraph-rsid="0035b0fc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text:display="none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1b36ab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fo:language="ru" fo:country="RU" officeooo:rsid="001c7876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fo:language="ru" fo:country="RU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fo:language="ru" fo:country="RU" style:text-underline-style="solid" style:text-underline-width="auto" style:text-underline-color="font-color" officeooo:rsid="001c7876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 text:display="none"/>
    </style:style>
    <style:style style:name="T10" style:family="text">
      <style:text-properties style:font-name="Times New Roman" fo:font-size="14pt" fo:language="ru" fo:country="RU" officeooo:rsid="001e66a3" fo:background-color="#ffffff" loext:char-shading-value="0" style:font-size-asian="14pt" style:font-name-complex="Times New Roman1" style:font-size-complex="14pt"/>
    </style:style>
    <style:style style:name="T11" style:family="text">
      <style:text-properties style:font-name="Times New Roman" fo:font-size="14pt" fo:letter-spacing="-0.011cm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fo:letter-spacing="-0.007cm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fo:letter-spacing="-0.018cm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font-size="14pt" officeooo:rsid="001e66a3" fo:background-color="#ffffff" loext:char-shading-value="0" style:font-size-asian="14pt" style:font-name-complex="Times New Roman1" style:font-size-complex="14pt"/>
    </style:style>
    <style:style style:name="T15" style:family="text">
      <style:text-properties style:font-size-complex="14pt"/>
    </style:style>
    <style:style style:name="T16" style:family="text">
      <style:text-properties style:font-size-complex="14pt" text:display="none"/>
    </style:style>
    <style:style style:name="T17" style:family="text">
      <style:text-properties officeooo:rsid="00212a50" style:font-size-complex="14pt"/>
    </style:style>
    <style:style style:name="T18" style:family="text">
      <style:text-properties fo:letter-spacing="0.023cm" style:font-size-complex="14pt"/>
    </style:style>
    <style:style style:name="T19" style:family="text">
      <style:text-properties style:text-underline-style="solid" style:text-underline-width="auto" style:text-underline-color="font-color" style:font-size-complex="14pt"/>
    </style:style>
    <style:style style:name="T20" style:family="text">
      <style:text-properties fo:letter-spacing="-0.002cm" style:text-underline-style="solid" style:text-underline-width="auto" style:text-underline-color="font-color" style:font-size-complex="14pt"/>
    </style:style>
    <style:style style:name="T21" style:family="text">
      <style:text-properties fo:letter-spacing="-0.019cm" style:text-underline-style="solid" style:text-underline-width="auto" style:text-underline-color="font-color" style:font-size-complex="14pt"/>
    </style:style>
    <style:style style:name="T22" style:family="text">
      <style:text-properties fo:letter-spacing="-0.009cm" style:text-underline-style="solid" style:text-underline-width="auto" style:text-underline-color="font-color" style:font-size-complex="14pt"/>
    </style:style>
    <style:style style:name="T23" style:family="text">
      <style:text-properties fo:font-weight="bold" style:font-weight-asian="bold"/>
    </style:style>
    <style:style style:name="T24" style:family="text">
      <style:text-properties fo:letter-spacing="-0.007cm" style:font-size-complex="14pt"/>
    </style:style>
    <style:style style:name="T25" style:family="text">
      <style:text-properties style:font-name="Calibri" fo:font-size="11pt" style:font-name-asian="Calibri1" style:font-size-asian="11pt" style:language-asian="en" style:country-asian="US" style:font-size-complex="14pt"/>
    </style:style>
    <style:style style:name="T26" style:family="text">
      <style:text-properties style:font-name="Calibri" fo:font-size="11pt" style:text-underline-style="solid" style:text-underline-width="auto" style:text-underline-color="font-color" style:font-name-asian="Calibri1" style:font-size-asian="11pt" style:language-asian="en" style:country-asian="US" style:font-size-complex="14pt"/>
    </style:style>
    <style:style style:name="T27" style:family="text">
      <style:text-properties officeooo:rsid="00212a50"/>
    </style:style>
    <style:style style:name="T28" style:family="text">
      <style:text-properties officeooo:rsid="00212d0b"/>
    </style:style>
    <style:style style:name="T29" style:family="text">
      <style:text-properties officeooo:rsid="002195f0"/>
    </style:style>
    <style:style style:name="T30" style:family="text">
      <style:text-properties officeooo:rsid="002332da"/>
    </style:style>
    <style:style style:name="T31" style:family="text">
      <style:text-properties officeooo:rsid="00245bc4"/>
    </style:style>
    <style:style style:name="T32" style:family="text">
      <style:text-properties officeooo:rsid="00251999"/>
    </style:style>
    <style:style style:name="T33" style:family="text">
      <style:text-properties officeooo:rsid="002565d3"/>
    </style:style>
    <style:style style:name="T34" style:family="text">
      <style:text-properties officeooo:rsid="002675de"/>
    </style:style>
    <style:style style:name="T35" style:family="text">
      <style:text-properties officeooo:rsid="002699a6"/>
    </style:style>
    <style:style style:name="T36" style:family="text">
      <style:text-properties officeooo:rsid="0026d8c6"/>
    </style:style>
    <style:style style:name="T37" style:family="text">
      <style:text-properties officeooo:rsid="0028aab9"/>
    </style:style>
    <style:style style:name="T38" style:family="text">
      <style:text-properties officeooo:rsid="002ae773"/>
    </style:style>
    <style:style style:name="T39" style:family="text">
      <style:text-properties fo:color="#000000" loext:opacity="100%" style:font-name-asian="Arial Unicode MS" style:language-asian="ru" style:country-asian="RU" style:font-name-complex="Arial Unicode MS"/>
    </style:style>
    <style:style style:name="T40" style:family="text">
      <style:text-properties fo:color="#000000" loext:opacity="100%" officeooo:rsid="002e182b" style:font-name-asian="Arial Unicode MS" style:language-asian="ru" style:country-asian="RU" style:font-name-complex="Arial Unicode MS"/>
    </style:style>
    <style:style style:name="T41" style:family="text">
      <style:text-properties officeooo:rsid="0037914d"/>
    </style:style>
    <style:style style:name="T42" style:family="text">
      <style:text-properties officeooo:rsid="00391487"/>
    </style:style>
    <style:style style:name="T43" style:family="text">
      <style:text-properties officeooo:rsid="003944f3"/>
    </style:style>
    <style:style style:name="T44" style:family="text">
      <style:text-properties officeooo:rsid="003b0d0d"/>
    </style:style>
    <style:style style:name="T45" style:family="text">
      <style:text-properties officeooo:rsid="003cf9df"/>
    </style:style>
    <style:style style:name="T46" style:family="text">
      <style:text-properties officeooo:rsid="003eb91b"/>
    </style:style>
    <style:style style:name="T47" style:family="text">
      <style:text-properties officeooo:rsid="003fec21"/>
    </style:style>
    <style:style style:name="T48" style:family="text">
      <style:text-properties fo:language="en" fo:country="US" officeooo:rsid="00408399"/>
    </style:style>
    <style:style style:name="T49" style:family="text">
      <style:text-properties fo:language="en" fo:country="US" officeooo:rsid="004222bf"/>
    </style:style>
    <style:style style:name="T50" style:family="text">
      <style:text-properties fo:language="en" fo:country="US" officeooo:rsid="0042f044"/>
    </style:style>
    <style:style style:name="T51" style:family="text">
      <style:text-properties fo:language="en" fo:country="US" officeooo:rsid="0045605a"/>
    </style:style>
    <style:style style:name="T52" style:family="text">
      <style:text-properties fo:language="en" fo:country="US" officeooo:rsid="0045a547"/>
    </style:style>
    <text:list-style style:name="L1">
      <text:list-level-style-bullet text:level="1" text:style-name="Bullet_20_Symbols" loext:num-list-format="%1%." style:num-suffix="." text:bullet-char="—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_Hlk27312521"/>МИНИСТЕРСТВО ОБРАЗОВАНИЯ РЕСПУБЛИКИ БЕЛАРУСЬ<text:line-break/>Учреждение образования «БЕЛОРУССКИЙ ГОСУДАРСТВЕННЫЙ <text:line-break/>ТЕХНОЛОГИЧЕСКИЙ УНИВЕРСИТЕТ»</text:p>
      <text:p text:style-name="P14"><text:span text:style-name="T15">Факультет</text:span><text:span text:style-name="T18"> </text:span><text:span text:style-name="T19"><text:tab/>Информационных</text:span><text:span text:style-name="T20"> </text:span><text:span text:style-name="T19">технологий</text:span></text:p>
      <text:p text:style-name="P14"><text:span text:style-name="T15">Кафедра </text:span><text:span text:style-name="T19"><text:tab/>Информационных систем</text:span><text:span text:style-name="T21"> </text:span><text:span text:style-name="T19">и</text:span><text:span text:style-name="T22"> </text:span><text:span text:style-name="T19">технологий</text:span></text:p>
      <text:p text:style-name="P15"><text:span text:style-name="T15">Специальность </text:span><text:span text:style-name="T19"><text:tab/>1-40 05 01 «Информационные системы и технологии» </text:span></text:p>
      <text:p text:style-name="P20">ПОЯСНИТЕЛЬНАЯ ЗАПИСКА КУРСОВОГО ПРОЕКТА</text:p>
      <text:p text:style-name="P16"><text:span text:style-name="T15">по</text:span><text:span text:style-name="T24"> </text:span><text:span text:style-name="T15">дисциплине «Компьютерные языки разметки»</text:span></text:p>
      <text:p text:style-name="P17"><text:span text:style-name="T15">Тема</text:span><text:span text:style-name="T19"> </text:span><text:span text:style-name="T15">«Разработка веб-сайта для </text:span><text:span text:style-name="T17">интернет-магазина</text:span> <text:span text:style-name="T27">компьютерных комплектующих</text:span><text:span text:style-name="T15">»</text:span></text:p>
      <text:p text:style-name="P27">Исполнитель</text:p>
      <text:p text:style-name="P7"><text:span text:style-name="T4">студент(ка) 1 курса 1</text:span><text:span text:style-name="T11"> </text:span><text:span text:style-name="T4">группы</text:span><text:span text:style-name="T12"><text:tab/>________________</text:span><text:span text:style-name="T4"><text:tab/></text:span><text:span text:style-name="T5">А. Д. Савко</text:span></text:p>
      <text:p text:style-name="P34">подпись, дата</text:p>
      <text:p text:style-name="P28">Руководитель</text:p>
      <text:p text:style-name="P8"><text:span text:style-name="T7"><text:tab/><text:tab/><text:tab/><text:tab/><text:tab/><text:tab/></text:span><text:span text:style-name="T4"><text:tab/>______________<text:tab/><text:tab/></text:span><text:span text:style-name="T6">Л</text:span><text:span text:style-name="T4">. </text:span><text:span text:style-name="T6">П</text:span><text:span text:style-name="T4">. </text:span><text:span text:style-name="T6">Степанова</text:span></text:p>
      <text:p text:style-name="P35">должность, ученая степень, ученое звание<text:tab/> <text:s text:c="9"/>подпись, дата</text:p>
      <text:p text:style-name="P9"><text:span text:style-name="T4">Курсовой проект защищен с</text:span><text:span text:style-name="T13"> </text:span><text:span text:style-name="T4">оценкой </text:span><text:span text:style-name="T7"><text:tab/><text:tab/><text:tab/><text:tab/></text:span></text:p>
      <text:p text:style-name="P18"><text:span text:style-name="T15">Руководитель</text:span><text:span text:style-name="T25"> _________________ <text:tab/>______________<text:tab/></text:span><text:span text:style-name="T26"><text:tab/></text:span><text:span text:style-name="T8">Л</text:span><text:span text:style-name="T7">. </text:span><text:span text:style-name="T8">П</text:span><text:span text:style-name="T7">. </text:span><text:span text:style-name="T8">Степанова</text:span><text:span text:style-name="T19"><text:tab/></text:span></text:p>
      <text:p text:style-name="P21">подпись<text:tab/><text:tab/> <text:s text:c="10"/>дата<text:tab/><text:tab/><text:tab/>инициалы и фамилия</text:p>
      <text:p text:style-name="P29"/>
      <text:p text:style-name="P30">Содержание</text:p>
      <text:p text:style-name="P11"/>
      <text:p text:style-name="P2"><text:span text:style-name="T1">Введение</text:span><text:span text:style-name="T2"><text:tab/></text:span><text:span text:style-name="T2"><text:bookmark-ref text:reference-format="page" text:ref-name="_Toc122565653">Ошибка: источник перекрёстной ссылки не найден</text:bookmark-ref></text:span></text:p>
      <text:p text:style-name="P2"><text:span text:style-name="T1">1. Постановка задачи</text:span><text:span text:style-name="T2"><text:tab/></text:span><text:span text:style-name="T2"><text:bookmark-ref text:reference-format="page" text:ref-name="_Toc122565654">Ошибка: источник перекрёстной ссылки не найден</text:bookmark-ref></text:span></text:p>
      <text:p text:style-name="P4"><text:span text:style-name="T1">1.1. Обзор аналогичных решений</text:span><text:span text:style-name="T2"><text:tab/></text:span><text:span text:style-name="T2"><text:bookmark-ref text:reference-format="page" text:ref-name="_Toc122565655">Ошибка: источник перекрёстной ссылки не найден</text:bookmark-ref></text:span></text:p>
      <text:p text:style-name="P4"><text:span text:style-name="T1">1.2. Техническое задание</text:span><text:span text:style-name="T2"><text:tab/>7</text:span></text:p>
      <text:p text:style-name="P4"><text:span text:style-name="T1">1.3. Выбор средств реализации программного продукта</text:span><text:span text:style-name="T2"><text:tab/>8</text:span></text:p>
      <text:p text:style-name="P4"><text:span text:style-name="T1">1.4. Вывод</text:span><text:span text:style-name="T2"><text:tab/>10</text:span></text:p>
      <text:p text:style-name="P2"><text:span text:style-name="T1">2. Проектирование страниц веб-сайта</text:span><text:span text:style-name="T2"><text:tab/>10</text:span></text:p>
      <text:p text:style-name="P3"><text:span text:style-name="T1">2.1 Выбор способа верстки</text:span><text:span text:style-name="Текст_20_выноски_20_Знак"><text:span text:style-name="T16"><text:tab/></text:span></text:span><text:span text:style-name="T2"><text:bookmark-ref text:reference-format="page" text:ref-name="_Toc122565659">Ошибка: источник перекрёстной ссылки не найден</text:bookmark-ref></text:span><text:span text:style-name="T2">0</text:span></text:p>
      <text:p text:style-name="P3"><text:span text:style-name="T1">2.2 Выбор стилевого оформления</text:span><text:span text:style-name="T2"><text:tab/></text:span><text:span text:style-name="T2"><text:bookmark-ref text:reference-format="page" text:ref-name="_Toc122565660">Ошибка: источник перекрёстной ссылки не найден</text:bookmark-ref></text:span><text:span text:style-name="T2">0</text:span></text:p>
      <text:p text:style-name="P3"><text:span text:style-name="T1">2.3 Выбор шрифтового оформления</text:span><text:span text:style-name="T2"><text:tab/>11</text:span></text:p>
      <text:p text:style-name="P3"><text:span text:style-name="T1">2.4 Разработка логотипа</text:span><text:span text:style-name="T2"><text:tab/>11</text:span></text:p>
      <text:p text:style-name="P3"><text:span text:style-name="T1">2.5 Разработка пользовательских элементов</text:span><text:span text:style-name="T2"><text:tab/>11</text:span></text:p>
      <text:p text:style-name="P3"><text:span text:style-name="T1">2.6 Разработка спецэффектов</text:span><text:span text:style-name="T2"><text:tab/>12</text:span></text:p>
      <text:p text:style-name="P3"><text:span text:style-name="T1">2.7 Выводы</text:span><text:span text:style-name="T2"><text:tab/>12</text:span></text:p>
      <text:p text:style-name="P2"><text:span text:style-name="T1">ПРИЛОЖЕНИЕ А</text:span><text:span text:style-name="T2"><text:tab/></text:span></text:p>
      <text:p text:style-name="P22">ПРИЛОЖЕНИЕ Б</text:p>
      <text:p text:style-name="P31">Содержание</text:p>
      <text:p text:style-name="P32"/>
      <text:p text:style-name="P12"><text:tab/>Актуальность <text:span text:style-name="T28">данного проекта </text:span><text:span text:style-name="T29">обусловлена тем, что </text:span><text:span text:style-name="T30">сборка компьютеров из комплектующих вместо покупки уже готовых решений остается актуальной, как и раньше, ведь </text:span><text:span text:style-name="T31">заводские модели </text:span><text:span text:style-name="T32">зачастую </text:span><text:span text:style-name="T31">имеют более высокую стоимость, </text:span><text:span text:style-name="T32">к тому же в них не всегда соблюдается баланс </text:span><text:span text:style-name="T33">производительности компонентов, </text:span><text:span text:style-name="T34">к вышеуказанным фактором добавляется то, что замена старых комплектующих на новые </text:span><text:span text:style-name="T35">позволяет сэкономить деньги на приобретении </text:span><text:span text:style-name="T36">нов</text:span><text:span text:style-name="T37">ого компьютера </text:span><text:span text:style-name="T38">или обращении к компьютерным мастерам.</text:span></text:p>
      <text:p text:style-name="P13"><text:tab/><text:span text:style-name="T39">В процессе работы над проектом были поставлены следующие задачи</text:span><text:span text:style-name="T40">:</text:span></text:p>
      <text:list text:style-name="L1">
        <text:list-item>
          <text:p text:style-name="P33">создание кроссбраузерного веб-сайта;</text:p>
        </text:list-item>
        <text:list-item>
          <text:p text:style-name="P33">разработка адаптивности для веб-страниц;</text:p>
        </text:list-item>
        <text:list-item>
          <text:p text:style-name="P33">добавление анимации;</text:p>
        </text:list-item>
      </text:list>
      <text:p text:style-name="P10"><text:span text:style-name="T10">Основные цели курсового проекта: анализ сайтов похожей тематики, выявление положительных и</text:span><text:span text:style-name="T14"> </text:span><text:span text:style-name="T10">отрицательных характеристик этих сайтов, улучшение навыков верстки и</text:span><text:span text:style-name="T14"> </text:span><text:span text:style-name="T10">получение опыта разработки проектов, ознакомление с</text:span><text:span text:style-name="T14"> </text:span><text:span text:style-name="T10">новыми технологиями для</text:span><text:span text:style-name="T14"> </text:span><text:span text:style-name="T10">создания сайтов, выполнение поставленных задач.</text:span></text:p>
      <text:p text:style-name="P6"/>
      <text:p text:style-name="P5"><text:span text:style-name="T9"><text:tab/></text:span><text:span text:style-name="T9"><text:bookmark-ref text:reference-format="page" text:ref-name="_Toc122565654">Ошибка: источник перекрёстной ссылки не найден</text:bookmark-ref></text:span></text:p>
      <text:p text:style-name="P36"><text:span text:style-name="T3">1 <text:s text:c="2"/>Постановка задачи</text:span></text:p>
      <text:list text:style-name="WWNum3">
        <text:list-item>
          <text:list>
            <text:list-item>
              <text:p text:style-name="P24"><text:span text:style-name="T23">Обзор аналогичных решений</text:span></text:p>
            </text:list-item>
          </text:list>
        </text:list-item>
      </text:list>
      <text:p text:style-name="P25"><text:tab/>Для того, чтобы <text:span text:style-name="T41">сайт был успешным и смог понравиться пользователю, сайт должен иметь простой, удобный и понятный интерфейс, </text:span><text:span text:style-name="T44">которые дадут пользователю </text:span><text:span text:style-name="T45">положительный опыт взаимодействия с интернет-магазином</text:span><text:span text:style-name="T41">, </text:span><text:span text:style-name="T42">чрезмерная яркость и </text:span><text:span text:style-name="T43">слишком </text:span><text:span text:style-name="T42">сложная архитектура сделают сайт неудобным для пользователя.</text:span></text:p>
      <text:p text:style-name="P26"><text:tab/><text:span text:style-name="T46">В качестве аналогов были выбраны сайты интернет-магазинов и онлайн каталогов, </text:span><text:span text:style-name="T47">а именно: </text:span><text:span text:style-name="T48">21vek.by [1], <text:s/></text:span><text:span text:style-name="T49">catalog.onliner.by </text:span><text:span text:style-name="T48">[</text:span><text:span text:style-name="T52">2</text:span><text:span text:style-name="T48">]</text:span><text:span text:style-name="T49">, <text:s/></text:span><text:span text:style-name="T50">5element.by </text:span><text:span text:style-name="T48">[</text:span><text:span text:style-name="T52">3</text:span><text:span text:style-name="T48">]</text:span><text:span text:style-name="T50">,</text:span><text:span text:style-name="T51"> agroup.by </text:span><text:span text:style-name="T48">[</text:span><text:span text:style-name="T52">4</text:span><text:span text:style-name="T48">]</text:span><text:span text:style-name="T51">,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  <style:text-properties fo:language="ru" fo:country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100%" fo:text-align="justify" style:justify-single-word="false" fo:orphans="0" fo:widows="0" fo:text-indent="0.75cm" style:auto-text-indent="false" style:snap-to-layout-grid="fals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ru" fo:country="RU" style:text-underline-style="none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ru" fo:country="RU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1.501cm" fo:margin-left="2.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51cm" fo:margin-bottom="1.501cm" fo:margin-left="2.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1.251cm" fo:margin-bottom="1.501cm" fo:margin-left="2.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2" style:page-layout-name="Mpm2" draw:style-name="Mdp1" style:next-style-name="Converted1"/>
    <style:master-page style:name="Converted1" style:page-layout-name="Mpm3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Converted4" style:page-layout-name="Mpm4" draw:style-name="Mdp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2T14:08:28.110000000</dc:date>
    <meta:editing-duration>PT54M32S</meta:editing-duration>
    <meta:editing-cycles>46</meta:editing-cycles>
    <meta:generator>LibreOffice/7.4.3.2$Windows_X86_64 LibreOffice_project/1048a8393ae2eeec98dff31b5c133c5f1d08b890</meta:generator>
    <meta:document-statistic meta:table-count="0" meta:image-count="0" meta:object-count="0" meta:page-count="4" meta:paragraph-count="45" meta:word-count="316" meta:character-count="2611" meta:non-whitespace-character-count="2290"/>
  </office:meta>
</office:document-meta>
</file>